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3125in" table:align="left"/>
    </style:style>
    <style:style style:name="Table1.A" style:family="table-column">
      <style:table-column-properties style:column-width="0.959in"/>
    </style:style>
    <style:style style:name="Table1.B" style:family="table-column">
      <style:table-column-properties style:column-width="1.416in"/>
    </style:style>
    <style:style style:name="Table1.C" style:family="table-column">
      <style:table-column-properties style:column-width="1.9375in"/>
    </style:style>
    <style:style style:name="Table1.A1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A2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8" style:family="table-row">
      <style:table-row-properties style:min-row-height="0.3535in"/>
    </style:style>
    <style:style style:name="P1" style:family="paragraph" style:parent-style-name="Standard">
      <style:text-properties officeooo:rsid="00232966" officeooo:paragraph-rsid="00232966"/>
    </style:style>
    <style:style style:name="P2" style:family="paragraph" style:parent-style-name="Standard">
      <style:text-properties officeooo:rsid="00232966" officeooo:paragraph-rsid="011afb60"/>
    </style:style>
    <style:style style:name="P3" style:family="paragraph" style:parent-style-name="Standard">
      <style:text-properties officeooo:rsid="00232966" officeooo:paragraph-rsid="011dc81d"/>
    </style:style>
    <style:style style:name="P4" style:family="paragraph" style:parent-style-name="Standard">
      <style:text-properties officeooo:rsid="00232966" officeooo:paragraph-rsid="0120ca74"/>
    </style:style>
    <style:style style:name="P5" style:family="paragraph" style:parent-style-name="Standard">
      <style:text-properties officeooo:rsid="00232966" officeooo:paragraph-rsid="0123d536"/>
    </style:style>
    <style:style style:name="P6" style:family="paragraph" style:parent-style-name="Standard">
      <style:text-properties officeooo:rsid="00232966" officeooo:paragraph-rsid="01223876"/>
    </style:style>
    <style:style style:name="P7" style:family="paragraph" style:parent-style-name="Standard">
      <style:text-properties officeooo:rsid="00232966" officeooo:paragraph-rsid="012b322d"/>
    </style:style>
    <style:style style:name="P8" style:family="paragraph" style:parent-style-name="Standard">
      <style:text-properties officeooo:rsid="0056081e" officeooo:paragraph-rsid="00e83838"/>
    </style:style>
    <style:style style:name="P9" style:family="paragraph" style:parent-style-name="Standard">
      <style:text-properties officeooo:rsid="006ed7dc" officeooo:paragraph-rsid="013c113d"/>
    </style:style>
    <style:style style:name="P10" style:family="paragraph" style:parent-style-name="Standard">
      <style:text-properties officeooo:rsid="006edd08" officeooo:paragraph-rsid="0126ed0e"/>
    </style:style>
    <style:style style:name="P11" style:family="paragraph" style:parent-style-name="Standard">
      <style:text-properties officeooo:rsid="006edd08" officeooo:paragraph-rsid="0117b21f"/>
    </style:style>
    <style:style style:name="P12" style:family="paragraph" style:parent-style-name="Standard">
      <style:text-properties officeooo:rsid="00e83838" officeooo:paragraph-rsid="00e83838"/>
    </style:style>
    <style:style style:name="P13" style:family="paragraph" style:parent-style-name="Standard">
      <style:text-properties officeooo:rsid="00e83838" officeooo:paragraph-rsid="01104c0b"/>
    </style:style>
    <style:style style:name="P14" style:family="paragraph" style:parent-style-name="Standard">
      <style:text-properties officeooo:paragraph-rsid="00e83838"/>
    </style:style>
    <style:style style:name="P15" style:family="paragraph" style:parent-style-name="Standard">
      <style:text-properties fo:font-weight="bold" officeooo:rsid="00232966" officeooo:paragraph-rsid="01104c0b" style:font-weight-asian="bold" style:font-weight-complex="bold"/>
    </style:style>
    <style:style style:name="P16" style:family="paragraph" style:parent-style-name="Standard">
      <style:text-properties officeooo:rsid="010c6211" officeooo:paragraph-rsid="010c6211"/>
    </style:style>
    <style:style style:name="P17" style:family="paragraph" style:parent-style-name="Standard">
      <style:text-properties fo:color="#c9211e" fo:font-size="14pt" fo:font-weight="bold" officeooo:rsid="012b322d" officeooo:paragraph-rsid="012b322d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c9211e" fo:font-size="14pt" fo:font-weight="bold" officeooo:rsid="011545bf" officeooo:paragraph-rsid="011545bf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c9211e" fo:font-size="14pt" fo:font-weight="bold" officeooo:rsid="011dc81d" officeooo:paragraph-rsid="011dc81d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c9211e" fo:font-size="14pt" fo:font-weight="bold" officeooo:rsid="0117b21f" officeooo:paragraph-rsid="0117b21f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c9211e" fo:font-size="14pt" fo:font-weight="bold" officeooo:rsid="01b4f1b8" officeooo:paragraph-rsid="01b4f1b8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c9211e" fo:font-size="14pt" fo:font-weight="bold" officeooo:rsid="0117b21f" officeooo:paragraph-rsid="018e6d76"/>
    </style:style>
    <style:style style:name="P23" style:family="paragraph" style:parent-style-name="Standard">
      <style:text-properties fo:color="#c9211e" officeooo:rsid="0123d536" officeooo:paragraph-rsid="0128d44b"/>
    </style:style>
    <style:style style:name="P24" style:family="paragraph" style:parent-style-name="Standard">
      <style:text-properties fo:color="#c9211e" officeooo:rsid="00fc01fe" officeooo:paragraph-rsid="00fc01fe"/>
    </style:style>
    <style:style style:name="P25" style:family="paragraph" style:parent-style-name="Standard">
      <style:text-properties officeooo:rsid="00faa26f" officeooo:paragraph-rsid="0117b21f"/>
    </style:style>
    <style:style style:name="P26" style:family="paragraph" style:parent-style-name="Standard">
      <style:text-properties officeooo:rsid="00400968" officeooo:paragraph-rsid="0118bea5"/>
    </style:style>
    <style:style style:name="P27" style:family="paragraph" style:parent-style-name="Standard">
      <style:text-properties officeooo:rsid="00400968" officeooo:paragraph-rsid="011dc81d"/>
    </style:style>
    <style:style style:name="P28" style:family="paragraph" style:parent-style-name="Standard">
      <style:text-properties officeooo:rsid="003f52cd" officeooo:paragraph-rsid="011dc81d"/>
    </style:style>
    <style:style style:name="P29" style:family="paragraph" style:parent-style-name="Standard">
      <style:text-properties officeooo:rsid="0118bea5" officeooo:paragraph-rsid="0118bea5"/>
    </style:style>
    <style:style style:name="P30" style:family="paragraph" style:parent-style-name="Standard">
      <style:text-properties officeooo:rsid="0118bea5" officeooo:paragraph-rsid="011dc81d"/>
    </style:style>
    <style:style style:name="P31" style:family="paragraph" style:parent-style-name="Standard">
      <style:text-properties officeooo:rsid="00f706cb" officeooo:paragraph-rsid="011dc81d"/>
    </style:style>
    <style:style style:name="P32" style:family="paragraph" style:parent-style-name="Standard">
      <style:text-properties officeooo:rsid="00f6387a" officeooo:paragraph-rsid="01223876"/>
    </style:style>
    <style:style style:name="P33" style:family="paragraph" style:parent-style-name="Standard">
      <style:text-properties officeooo:paragraph-rsid="0128d44b"/>
    </style:style>
    <style:style style:name="P34" style:family="paragraph" style:parent-style-name="Standard">
      <style:text-properties fo:color="#2a6099" officeooo:rsid="00232966" officeooo:paragraph-rsid="00232966"/>
    </style:style>
    <style:style style:name="P35" style:family="paragraph" style:parent-style-name="Standard">
      <style:text-properties officeooo:rsid="012f4589" officeooo:paragraph-rsid="012f4589"/>
    </style:style>
    <style:style style:name="P36" style:family="paragraph" style:parent-style-name="Standard">
      <style:text-properties officeooo:rsid="0132fdfc" officeooo:paragraph-rsid="0132fdfc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2092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a11a0b" officeooo:paragraph-rsid="01a11a0b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edd08" officeooo:paragraph-rsid="0126ed0e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41" style:family="paragraph" style:parent-style-name="Standard">
      <style:text-properties fo:font-variant="normal" fo:text-transform="none" fo:color="#e7e9db" style:font-name="RobotoMonoRegular" fo:font-size="12pt" fo:letter-spacing="normal" fo:font-style="normal" fo:font-weight="normal" officeooo:rsid="00b47812" officeooo:paragraph-rsid="011c4621"/>
    </style:style>
    <style:style style:name="P42" style:family="paragraph" style:parent-style-name="Standard">
      <style:text-properties officeooo:rsid="01908d54" officeooo:paragraph-rsid="01908d54"/>
    </style:style>
    <style:style style:name="P43" style:family="paragraph" style:parent-style-name="Standard">
      <style:paragraph-properties fo:text-align="center" style:justify-single-word="false"/>
      <style:text-properties officeooo:paragraph-rsid="00e83838"/>
    </style:style>
    <style:style style:name="P44" style:family="paragraph" style:parent-style-name="Standard">
      <style:text-properties officeooo:rsid="01df08d9" officeooo:paragraph-rsid="01df08d9"/>
    </style:style>
    <style:style style:name="P45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4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size-asian="10.5pt"/>
    </style:style>
    <style:style style:name="P47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1351d68" style:font-size-asian="10.5pt"/>
    </style:style>
    <style:style style:name="P48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1351d68"/>
    </style:style>
    <style:style style:name="P49" style:family="paragraph" style:parent-style-name="Standard">
      <style:paragraph-properties fo:break-before="page"/>
      <style:text-properties fo:color="#c9211e" fo:font-size="14pt" fo:font-weight="bold" officeooo:rsid="011dc81d" officeooo:paragraph-rsid="01351d68" style:font-size-asian="14pt" style:font-weight-asian="bold" style:font-size-complex="14pt" style:font-weight-complex="bold"/>
    </style:style>
    <style:style style:name="P50" style:family="paragraph" style:parent-style-name="Preformatted_20_Text">
      <style:text-properties style:font-name="Liberation Serif" officeooo:rsid="0110dbd7" officeooo:paragraph-rsid="0110dbd7"/>
    </style:style>
    <style:style style:name="P51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472e" style:font-size-asian="12pt" style:font-size-complex="12pt"/>
    </style:style>
    <style:style style:name="P52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53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a2ca38"/>
    </style:style>
    <style:style style:name="P54" style:family="paragraph" style:parent-style-name="Text_20_body">
      <style:text-properties fo:color="#000000"/>
    </style:style>
    <style:style style:name="P55" style:family="paragraph" style:parent-style-name="Text_20_body">
      <style:text-properties fo:color="#000000" officeooo:rsid="01ab5dee"/>
    </style:style>
    <style:style style:name="P56" style:family="paragraph" style:parent-style-name="Text_20_body">
      <style:text-properties officeooo:rsid="01be1f82"/>
    </style:style>
    <style:style style:name="P57" style:family="paragraph" style:parent-style-name="Standard">
      <style:paragraph-properties fo:break-before="page"/>
      <style:text-properties fo:color="#c9211e" fo:font-size="14pt" fo:font-weight="bold" officeooo:rsid="0132fdfc" officeooo:paragraph-rsid="0132fdfc" style:font-size-asian="14pt" style:font-weight-asian="bold" style:font-size-complex="14pt" style:font-weight-complex="bold"/>
    </style:style>
    <style:style style:name="P58" style:family="paragraph" style:parent-style-name="Standard">
      <style:text-properties fo:color="#c9211e" fo:font-size="14pt" fo:font-weight="bold" officeooo:rsid="018e6d76" officeooo:paragraph-rsid="018e6d76" style:font-size-asian="14pt" style:font-weight-asian="bold" style:font-size-complex="14pt" style:font-weight-complex="bold"/>
    </style:style>
    <style:style style:name="T1" style:family="text">
      <style:text-properties officeooo:rsid="00232966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1bbde4c" style:font-size-asian="12pt" style:font-size-complex="12pt"/>
    </style:style>
    <style:style style:name="T5" style:family="text">
      <style:text-properties officeooo:rsid="0056081e"/>
    </style:style>
    <style:style style:name="T6" style:family="text">
      <style:text-properties officeooo:rsid="006fd937"/>
    </style:style>
    <style:style style:name="T7" style:family="text">
      <style:text-properties officeooo:rsid="006fdb37"/>
    </style:style>
    <style:style style:name="T8" style:family="text">
      <style:text-properties officeooo:rsid="0071ace5"/>
    </style:style>
    <style:style style:name="T9" style:family="text">
      <style:text-properties officeooo:rsid="0078c30b"/>
    </style:style>
    <style:style style:name="T10" style:family="text">
      <style:text-properties officeooo:rsid="008020b6"/>
    </style:style>
    <style:style style:name="T11" style:family="text">
      <style:text-properties officeooo:rsid="00897066"/>
    </style:style>
    <style:style style:name="T12" style:family="text">
      <style:text-properties officeooo:rsid="00ea57af"/>
    </style:style>
    <style:style style:name="T13" style:family="text">
      <style:text-properties officeooo:rsid="00efdd21"/>
    </style:style>
    <style:style style:name="T14" style:family="text">
      <style:text-properties officeooo:rsid="00f29684"/>
    </style:style>
    <style:style style:name="T15" style:family="text">
      <style:text-properties fo:color="#c9211e" officeooo:rsid="0128d44b"/>
    </style:style>
    <style:style style:name="T16" style:family="text">
      <style:text-properties fo:color="#c9211e" officeooo:rsid="00232966"/>
    </style:style>
    <style:style style:name="T17" style:family="text">
      <style:text-properties officeooo:rsid="011eeaf9"/>
    </style:style>
    <style:style style:name="T18" style:family="text">
      <style:text-properties officeooo:rsid="00f72c2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0.5pt"/>
    </style:style>
    <style:style style:name="T21" style:family="text">
      <style:text-properties style:font-size-asian="10.5pt"/>
    </style:style>
    <style:style style:name="T22" style:family="text">
      <style:text-properties fo:color="#e74c3c" style:font-name="Consolas" fo:font-size="7.5pt" fo:background-color="#ffffff" loext:char-shading-value="0" loext:padding-left="0.052in" loext:padding-right="0.052in" loext:padding-top="0.0209in" loext:padding-bottom="0.0209in" loext:border="0.06pt solid #e1e4e5"/>
    </style:style>
    <style:style style:name="T23" style:family="text">
      <style:text-properties fo:color="#e74c3c" style:font-name="Consolas" fo:font-size="7.5pt" officeooo:rsid="0132fdfc" fo:background-color="#ffffff" loext:char-shading-value="0" loext:padding-left="0.052in" loext:padding-right="0.052in" loext:padding-top="0.0209in" loext:padding-bottom="0.0209in" loext:border="0.06pt solid #e1e4e5"/>
    </style:style>
    <style:style style:name="T24" style:family="text">
      <style:text-properties officeooo:rsid="0174472e"/>
    </style:style>
    <style:style style:name="T25" style:family="text">
      <style:text-properties officeooo:rsid="01b506c8"/>
    </style:style>
    <style:style style:name="T26" style:family="text">
      <style:text-properties officeooo:rsid="01df08d9"/>
    </style:style>
    <style:style style:name="T27" style:family="text">
      <style:text-properties fo:font-size="20pt" fo:font-weight="bold" officeooo:rsid="00e83838" style:font-size-asian="20pt" style:font-weight-asian="bold" style:font-size-complex="20pt" style:font-weight-complex="bold"/>
    </style:style>
    <style:style style:name="T28" style:family="text">
      <style:text-properties fo:font-size="20pt" fo:font-weight="bold" officeooo:rsid="01df08d9" style:font-size-asian="20pt" style:font-weight-asian="bold" style:font-size-complex="20pt" style:font-weight-complex="bold"/>
    </style:style>
    <style:style style:name="T29" style:family="text">
      <style:text-properties style:font-size-asian="14pt" style:font-weight-asian="bold" style:font-size-complex="14pt" style:font-weight-complex="bold"/>
    </style:style>
    <style:style style:name="T30" style:family="text">
      <style:text-properties officeooo:rsid="018e6d76" style:font-size-asian="14pt" style:font-weight-asian="bold" style:font-size-complex="14pt" style:font-weight-complex="bold"/>
    </style:style>
    <style:style style:name="T31" style:family="text">
      <style:text-properties officeooo:rsid="01df70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27">F</text:span><text:span text:style-name="T28">P: SAM</text:span></text:p>
      <text:p text:style-name="P25"/>
      <text:p text:style-name="P25">Tiago Webmanager: <text:a xlink:type="simple" xlink:href="http://tiago-46c:8080/" text:style-name="Internet_20_link" text:visited-style-name="Visited_20_Internet_20_Link"><text:span text:style-name="T1">http://tiago-46c:8080</text:span></text:a></text:p>
      <text:p text:style-name="P25"/>
      <text:p text:style-name="P21">MAP, <text:span text:style-name="T25">SSH</text:span></text:p>
      <text:p text:style-name="P25">rosservice call /pal_map_manager/change_map "input: '2025-01-30_124458'"</text:p>
      <text:p text:style-name="P25"/>
      <text:p text:style-name="P25"/>
      <text:p text:style-name="P18">usefull command: </text:p>
      <text:p text:style-name="P10"># 终止进程 <text:span text:style-name="T2">sudo kill &lt;pid&gt;</text:span></text:p>
      <text:p text:style-name="P38">rosnode cleanup</text:p>
      <text:p text:style-name="P39"/>
      <text:p text:style-name="P37">export ROS_MASTER_URI=http://192.168.1.200:11311 <text:span text:style-name="T24">\</text:span></text:p>
      <text:p text:style-name="P50"><text:span text:style-name="T3">export ROS_IP=10.68.0.1</text:span><text:span text:style-name="T4">31</text:span></text:p>
      <text:p text:style-name="P51">export ROS_IP=192.168.1.103</text:p>
      <text:p text:style-name="P53">rosrun rviz rviz -d'rospack find tiago_2dnav'/config/rviz/navigation.rviz</text:p>
      <text:p text:style-name="P12"/>
      <text:p text:style-name="P15">roslaunch tiago_moveit_config moveit_rviz.launch config:=true</text:p>
      <text:p text:style-name="P13"/>
      <text:p text:style-name="P2">rosrun smach_viewer smach_viewer.py</text:p>
      <text:p text:style-name="P28">rosservice list</text:p>
      <text:p text:style-name="P27">rostopic list</text:p>
      <text:p text:style-name="P44">rostopic echo /test_topic</text:p>
      <text:p text:style-name="P2"/>
      <text:p text:style-name="P2"/>
      <text:p text:style-name="P19">rqt &amp; rosbag: </text:p>
      <text:p text:style-name="P16">rqt_topic</text:p>
      <text:p text:style-name="P42">rqt_graph</text:p>
      <text:p text:style-name="P31">rqt_bag</text:p>
      <text:p text:style-name="P4">rosbag play -l <text:span text:style-name="T17">&lt;filename.</text:span>bag<text:span text:style-name="T17">&gt;</text:span></text:p>
      <text:p text:style-name="P26"/>
      <text:p text:style-name="P26"/>
      <text:p text:style-name="P20">communication test:</text:p>
      <text:p text:style-name="P29">ping: tiago-46c</text:p>
      <text:p text:style-name="P29">ssh: ping host IP</text:p>
      <text:p text:style-name="P11"/>
      <text:p text:style-name="P16"/>
      <text:p text:style-name="P18">container: </text:p>
      <text:p text:style-name="P9">------------------------------------------------------------------------------------------------------------------------</text:p>
      <text:p text:style-name="P8">rocker --nvidia --x11 --privileged \</text:p>
      <text:p text:style-name="P8"><text:s text:c="4"/>--volume /home/zby/ros/workspace:/tiago_public_ws/host_workspace \</text:p>
      <text:p text:style-name="P14"><text:span text:style-name="T5"><text:s text:c="4"/>--</text:span><text:span text:style-name="T8">network </text:span><text:span text:style-name="T11">host</text:span><text:span text:style-name="T10"> </text:span><text:span text:style-name="T8">\</text:span></text:p>
      <text:p text:style-name="P8"><text:s text:c="4"/>--<text:span text:style-name="T6">name core_</text:span><text:span text:style-name="T9">image</text:span><text:span text:style-name="T6"> </text:span><text:span text:style-name="T7">\</text:span></text:p>
      <text:p text:style-name="P14"><text:span text:style-name="T5"><text:s text:c="4"/></text:span><text:span text:style-name="T12">foode258/</text:span><text:span text:style-name="T31">tiago_yolo:fpmoveit10</text:span></text:p>
      <text:p text:style-name="P8"/>
      <text:p text:style-name="P8"/>
      <text:p text:style-name="P14"><text:bookmark text:name="docs-internal-guid-bace13ef-7fff-08c7-8a11-566d83cd33fe1"/><text:bookmark text:name="docs-internal-guid-bace13ef-7fff-08c7-8a11-566d83cd33fe"/></text:p>
      <text:p text:style-name="P57">Terminator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89648053008">
          <table:table-cell table:style-name="Table1.A1" office:value-type="string">
            <text:p text:style-name="P46">新实例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><text:span text:style-name="Source_20_Text"><text:span text:style-name="T22">Super</text:span></text:span><text:span text:style-name="T20">+</text:span><text:span text:style-name="Source_20_Text"><text:span text:style-name="T22">I</text:span></text:span></text:p>
          </table:table-cell>
        </table:table-row>
        <table:table-row table:style-name="TableLine94389647996064">
          <table:table-cell table:style-name="Table1.A2" office:value-type="string">
            <text:p text:style-name="P46">新窗口</text:p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><text:span text:style-name="Source_20_Text"><text:span text:style-name="T22">Shift</text:span></text:span><text:span text:style-name="T20">+</text:span><text:span text:style-name="Source_20_Text"><text:span text:style-name="T22">Ctrl</text:span></text:span><text:span text:style-name="T20">+</text:span><text:span text:style-name="Source_20_Text"><text:span text:style-name="T22">I</text:span></text:span></text:p>
          </table:table-cell>
        </table:table-row>
        <table:table-row table:style-name="TableLine94389647999952">
          <table:table-cell table:style-name="Table1.A1" office:value-type="string">
            <text:p text:style-name="P46">新标签页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><text:span text:style-name="Source_20_Text"><text:span text:style-name="T22">Shift</text:span></text:span><text:span text:style-name="T20">+</text:span><text:span text:style-name="Source_20_Text"><text:span text:style-name="T22">Ctrl</text:span></text:span><text:span text:style-name="T20">+</text:span><text:span text:style-name="Source_20_Text"><text:span text:style-name="T22">T</text:span></text:span></text:p>
          </table:table-cell>
        </table:table-row>
        <table:table-row table:style-name="TableLine94389648000832">
          <table:table-cell table:style-name="Table1.A2" office:value-type="string">
            <text:p text:style-name="P46">分体式端子</text:p>
          </table:table-cell>
          <table:table-cell table:style-name="Table1.A2" office:value-type="string">
            <text:p text:style-name="P46">水平、垂直</text:p>
          </table:table-cell>
          <table:table-cell table:style-name="Table1.A2" office:value-type="string">
            <text:p text:style-name="P45"><text:span text:style-name="Source_20_Text"><text:span text:style-name="T22">Shift</text:span></text:span><text:span text:style-name="T20">+</text:span><text:span text:style-name="Source_20_Text"><text:span text:style-name="T22">Ctrl</text:span></text:span><text:span text:style-name="T20">+</text:span><text:span text:style-name="Source_20_Text"><text:span text:style-name="T22">O</text:span></text:span><text:span text:style-name="T20">/</text:span><text:span text:style-name="Source_20_Text"><text:span text:style-name="T22">E</text:span></text:span></text:p>
          </table:table-cell>
        </table:table-row>
        <table:table-row table:style-name="TableLine94389648001600">
          <table:table-cell table:style-name="Table1.A1" office:value-type="string">
            <text:p text:style-name="P46">关闭终端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><text:span text:style-name="Source_20_Text"><text:span text:style-name="T22">Shift</text:span></text:span><text:span text:style-name="T20">+</text:span><text:span text:style-name="Source_20_Text"><text:span text:style-name="T22">Ctrl</text:span></text:span><text:span text:style-name="T20">+</text:span><text:span text:style-name="Source_20_Text"><text:span text:style-name="T22">W</text:span></text:span></text:p>
          </table:table-cell>
        </table:table-row>
        <table:table-row table:style-name="TableLine94389648002240">
          <table:table-cell table:style-name="Table1.A1" office:value-type="string">
            <text:p text:style-name="P46">调整终端大小</text:p>
          </table:table-cell>
          <table:table-cell table:style-name="Table1.A1" office:value-type="string">
            <text:p text:style-name="P46">上、下、左、右</text:p>
          </table:table-cell>
          <table:table-cell table:style-name="Table1.A1" office:value-type="string">
            <text:p text:style-name="P45"><text:span text:style-name="Source_20_Text"><text:span text:style-name="T22">Shift</text:span></text:span><text:span text:style-name="T20">+</text:span><text:span text:style-name="Source_20_Text"><text:span text:style-name="T22">Ctrl</text:span></text:span><text:span text:style-name="T20">+</text:span><text:span text:style-name="Source_20_Text"><text:span text:style-name="T22">&lt;Arrow&gt;</text:span></text:span></text:p>
          </table:table-cell>
        </table:table-row>
        <table:table-row table:style-name="TableLine94389648003648">
          <table:table-cell table:style-name="Table1.A1" office:value-type="string">
            <text:p text:style-name="P46">移动标签</text:p>
          </table:table-cell>
          <table:table-cell table:style-name="Table1.A1" office:value-type="string">
            <text:p text:style-name="P45"><text:span text:style-name="T21">左</text:span><text:span text:style-name="T20">, </text:span><text:span text:style-name="T21">右</text:span></text:p>
          </table:table-cell>
          <table:table-cell table:style-name="Table1.A1" office:value-type="string">
            <text:p text:style-name="P45"><text:span text:style-name="Source_20_Text"><text:span text:style-name="T22">Shift</text:span></text:span><text:span text:style-name="T20">+</text:span><text:span text:style-name="Source_20_Text"><text:span text:style-name="T22">Ctrl</text:span></text:span><text:span text:style-name="T20">+</text:span><text:span text:style-name="Source_20_Text"><text:span text:style-name="T22">PgUp</text:span></text:span><text:span text:style-name="T20">/</text:span><text:span text:style-name="Source_20_Text"><text:span text:style-name="T22">PgDn</text:span></text:span></text:p>
          </table:table-cell>
        </table:table-row>
        <table:table-row table:style-name="Table1.8">
          <table:table-cell table:style-name="Table1.A1" office:value-type="string">
            <text:p text:style-name="P46">搜索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><text:span text:style-name="Source_20_Text"><text:span text:style-name="T22">S</text:span></text:span><text:span text:style-name="Source_20_Text"><text:span text:style-name="T23">shift</text:span></text:span>+<text:span text:style-name="Source_20_Text"><text:span text:style-name="T22">Ctrl</text:span></text:span>+<text:span text:style-name="Source_20_Text"><text:span text:style-name="T22">F</text:span></text:span></text:p>
          </table:table-cell>
        </table:table-row>
        <table:table-row table:style-name="Table1.8">
          <table:table-cell table:style-name="Table1.A1" office:value-type="string">
            <text:p text:style-name="P47">移动焦点</text:p>
          </table:table-cell>
          <table:table-cell table:style-name="Table1.A1" office:value-type="string">
            <text:p text:style-name="P47">上、下、左、右</text:p>
          </table:table-cell>
          <table:table-cell table:style-name="Table1.A1" office:value-type="string">
            <text:p text:style-name="P48"><text:span text:style-name="Source_20_Text"><text:span text:style-name="T22">Alt</text:span></text:span><text:span text:style-name="T20">+</text:span><text:span text:style-name="Source_20_Text"><text:span text:style-name="T22">&lt;Arrow&gt;</text:span></text:span></text:p>
          </table:table-cell>
        </table:table-row>
        <table:table-row table:style-name="Table1.8">
          <table:table-cell table:style-name="Table1.A1" office:value-type="string">
            <text:p text:style-name="P47">聚焦终端</text:p>
          </table:table-cell>
          <table:table-cell table:style-name="Table1.A1" office:value-type="string">
            <text:p text:style-name="P48"><text:span text:style-name="T21">下一页</text:span><text:span text:style-name="T20">, </text:span><text:span text:style-name="T21">上一页</text:span></text:p>
          </table:table-cell>
          <table:table-cell table:style-name="Table1.A1" office:value-type="string">
            <text:p text:style-name="P48"><text:span text:style-name="Source_20_Text"><text:span text:style-name="T22">Shift</text:span></text:span><text:span text:style-name="T20">+</text:span><text:span text:style-name="Source_20_Text"><text:span text:style-name="T22">Ctrl</text:span></text:span><text:span text:style-name="T20">+</text:span><text:span text:style-name="Source_20_Text"><text:span text:style-name="T22">N</text:span></text:span><text:span text:style-name="T20">/</text:span><text:span text:style-name="Source_20_Text"><text:span text:style-name="T22">P</text:span></text:span></text:p>
          </table:table-cell>
        </table:table-row>
        <table:table-row table:style-name="Table1.8">
          <table:table-cell table:style-name="Table1.A1" office:value-type="string">
            <text:p text:style-name="P47">切换标签</text:p>
          </table:table-cell>
          <table:table-cell table:style-name="Table1.A1" office:value-type="string">
            <text:p text:style-name="P47">上一页 下一页</text:p>
          </table:table-cell>
          <table:table-cell table:style-name="Table1.A1" office:value-type="string">
            <text:p text:style-name="P48"><text:span text:style-name="Source_20_Text"><text:span text:style-name="T22">Ctrl</text:span></text:span><text:span text:style-name="T20">+</text:span><text:span text:style-name="Source_20_Text"><text:span text:style-name="T22">PgUp</text:span></text:span><text:span text:style-name="T20">/</text:span><text:span text:style-name="Source_20_Text"><text:span text:style-name="T22">PgDn</text:span></text:span></text:p>
          </table:table-cell>
        </table:table-row>
      </table:table>
      <text:p text:style-name="P36"/>
      <text:p text:style-name="P49">ssh pal@tiago-46c</text:p>
      <text:p text:style-name="P32">Tiago Robot sudo password: palroot</text:p>
      <text:p text:style-name="P6"/>
      <text:p text:style-name="P30">ping host IP (host name?)</text:p>
      <text:p text:style-name="P3"/>
      <text:p text:style-name="P17">video record: </text:p>
      <text:p text:style-name="P33"><text:span text:style-name="T15">topics to be recorded: </text:span><text:span text:style-name="T16">Tutorial4_ws2425.pdf</text:span></text:p>
      <text:p text:style-name="P23">video record: <text:span text:style-name="T18">please note, record the bag in /tmp</text:span></text:p>
      <text:p text:style-name="P5"><text:span text:style-name="T19">pal@tiago-46c:/</text:span>tmp$ rosbag record <text:span text:style-name="T14">\</text:span></text:p>
      <text:p text:style-name="P5">/<text:span text:style-name="T13">tf \</text:span></text:p>
      <text:p text:style-name="P5">/tf_static <text:span text:style-name="T13">\</text:span></text:p>
      <text:p text:style-name="P5">/xtion/rgb/image_raw<text:span text:style-name="T13">\</text:span></text:p>
      <text:p text:style-name="P5">/xtion/depth_registered/image <text:span text:style-name="T13">\</text:span></text:p>
      <text:p text:style-name="P5">/xtion/rgb/camera_info <text:span text:style-name="T14">\</text:span></text:p>
      <text:p text:style-name="P1"/>
      <text:p text:style-name="P24">Host command, copy the file from remote back to host</text:p>
      <text:p text:style-name="P7">scp pal@tiago-46c:/tmp/2024-12-18-15-59-40.bag ~/Documents</text:p>
      <text:p text:style-name="P1"/>
      <text:p text:style-name="P35">example: </text:p>
      <text:p text:style-name="P34"><text:span text:style-name="T19">zby@ub2004:</text:span>~$ scp pal@tiago-46c:/tmp/2024-12-18-15-52-52.bag ~/Documents</text:p>
      <text:p text:style-name="P34">pal@tiago-46c's password: </text:p>
      <text:p text:style-name="P34">2024-12-18-15-52-52.bag <text:s text:c="22"/>100% <text:s/>390MB <text:s text:c="2"/>2.0MB/s <text:s text:c="2"/>03:18 <text:s/></text:p>
      <text:p text:style-name="P58"/>
      <text:p text:style-name="P58"/>
      <text:p text:style-name="P22"><text:span text:style-name="T30">rostopics</text:span><text:span text:style-name="T29">:</text:span></text:p>
      <text:p text:style-name="P41"/>
      <text:p text:style-name="P40">rosrun map_server map_server src/carry_my_luggage/ics_map/map.yaml</text:p>
      <text:p text:style-name="P41"/>
      <text:p text:style-name="P52">rosrun rviz rviz -d'rospack find tiago_2dnav'/config/rviz/navigation.rviz</text:p>
      <text:p text:style-name="P55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02:07:09.329266822</meta:creation-date>
    <dc:date>2025-03-22T19:01:18.213844246</dc:date>
    <meta:editing-duration>P5DT2H5M20S</meta:editing-duration>
    <meta:editing-cycles>317</meta:editing-cycles>
    <meta:generator>LibreOffice/6.4.7.2$Linux_X86_64 LibreOffice_project/40$Build-2</meta:generator>
    <meta:document-statistic meta:table-count="1" meta:image-count="0" meta:object-count="0" meta:page-count="3" meta:paragraph-count="81" meta:word-count="259" meta:character-count="1928" meta:non-whitespace-character-count="1766"/>
  </office:meta>
</office:document-meta>
</file>